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Roboto-new" svg:font-family="Roboto-new"/>
    <style:font-face style:name="opensans" svg:font-family="opensans, 'Helvetica Neue', Helvetic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193"/>
    </style:style>
    <style:style style:name="P2" style:family="paragraph" style:parent-style-name="Heading_20_1">
      <style:text-properties fo:font-variant="normal" fo:text-transform="none" fo:color="#333333" style:font-name="Raleway" fo:font-size="14pt" fo:letter-spacing="normal" fo:font-style="normal" fo:font-weight="bold" officeooo:paragraph-rsid="00193193"/>
    </style:style>
    <style:style style:name="P3" style:family="paragraph" style:parent-style-name="Heading_20_1">
      <style:text-properties fo:font-variant="normal" fo:text-transform="none" fo:color="#333333" style:font-name="Raleway" fo:font-size="14pt" fo:letter-spacing="normal" fo:font-style="normal" fo:font-weight="bold" officeooo:paragraph-rsid="00193193" loext:padding="0in" loext:border="none"/>
    </style:style>
    <style:style style:name="P4" style:family="paragraph" style:parent-style-name="Heading_20_1">
      <style:text-properties fo:font-variant="normal" fo:text-transform="none" fo:color="#000000" style:font-name="opensans" fo:font-size="14pt" fo:letter-spacing="normal" fo:font-style="normal" fo:font-weight="normal" officeooo:paragraph-rsid="00193193" loext:padding="0in" loext:border="none"/>
    </style:style>
    <style:style style:name="P5" style:family="paragraph" style:parent-style-name="Standard">
      <style:text-properties fo:font-variant="normal" fo:text-transform="none" fo:color="#333333" style:font-name="Raleway" fo:font-size="14pt" fo:letter-spacing="normal" fo:font-style="normal" fo:font-weight="bold" officeooo:paragraph-rsid="00193193"/>
    </style:style>
    <style:style style:name="P6" style:family="paragraph" style:parent-style-name="Standard">
      <style:text-properties fo:font-variant="normal" fo:text-transform="none" fo:color="#333333" style:font-name="Raleway" fo:font-size="14pt" fo:letter-spacing="normal" fo:font-style="normal" fo:font-weight="bold" officeooo:paragraph-rsid="00193193" loext:padding="0in" loext:border="none"/>
    </style:style>
    <style:style style:name="P7" style:family="paragraph" style:parent-style-name="Standard">
      <style:text-properties fo:font-variant="normal" fo:text-transform="none" fo:color="#000000" style:font-name="opensans" fo:font-size="14pt" fo:letter-spacing="normal" fo:font-style="normal" fo:font-weight="normal" officeooo:paragraph-rsid="00193193" loext:padding="0in" loext:border="none"/>
    </style:style>
    <style:style style:name="P8" style:family="paragraph" style:parent-style-name="Standard">
      <style:text-properties fo:font-variant="normal" fo:text-transform="none" fo:color="#000000" style:font-name="opensans" fo:font-size="14pt" fo:letter-spacing="normal" fo:font-style="normal" fo:font-weight="normal" officeooo:rsid="0025a009" officeooo:paragraph-rsid="0025a009" loext:padding="0in" loext:border="none"/>
    </style:style>
    <style:style style:name="P9" style:family="paragraph" style:parent-style-name="Standard">
      <style:text-properties fo:font-variant="normal" fo:text-transform="none" fo:color="#000000" style:font-name="opensans" fo:font-size="14pt" fo:letter-spacing="normal" fo:font-style="normal" fo:font-weight="bold" officeooo:rsid="0025a009" officeooo:paragraph-rsid="0025a009" style:font-weight-asian="bold" style:font-weight-complex="bold" loext:padding="0in" loext:border="none"/>
    </style:style>
    <style:style style:name="P10" style:family="paragraph" style:parent-style-name="Standard">
      <style:text-properties fo:font-variant="normal" fo:text-transform="none" fo:color="#000000" style:font-name="opensans" fo:font-size="16pt" fo:letter-spacing="normal" fo:font-style="normal" fo:font-weight="bold" officeooo:rsid="0025a009" officeooo:paragraph-rsid="0025a009" style:font-size-asian="16pt" style:font-weight-asian="bold" style:font-size-complex="16pt" style:font-weight-complex="bold" loext:padding="0in" loext:border="none"/>
    </style:style>
    <style:style style:name="P11" style:family="paragraph" style:parent-style-name="Text_20_body">
      <style:text-properties fo:font-variant="normal" fo:text-transform="none" fo:color="#000000" style:font-name="opensans" fo:font-size="14pt" fo:letter-spacing="normal" fo:font-style="normal" fo:font-weight="normal" officeooo:paragraph-rsid="00193193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Roboto-new" fo:font-size="10.5pt" fo:letter-spacing="normal" fo:font-style="normal" fo:font-weight="normal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Roboto-new" fo:font-size="10.5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Roboto-new" fo:font-size="10.5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T1" style:family="text">
      <style:text-properties officeooo:rsid="00193193"/>
    </style:style>
    <style:style style:name="T2" style:family="text">
      <style:text-properties fo:font-variant="normal" fo:text-transform="none" fo:color="#333333" style:font-name="Raleway" fo:font-size="14pt" fo:letter-spacing="normal" fo:font-style="normal" fo:font-weight="bold"/>
    </style:style>
    <style:style style:name="T3" style:family="text">
      <style:text-properties fo:font-variant="normal" fo:text-transform="none" fo:color="#333333" style:font-name="Raleway" fo:font-size="14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style:font-name="opensans" fo:font-size="14pt" fo:letter-spacing="normal" fo:font-style="normal" fo:font-weight="normal" loext:padding="0in" loext:border="none"/>
    </style:style>
    <style:style style:name="T5" style:family="text">
      <style:text-properties style:font-name="Roboto-new" fo:font-size="10.5pt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ron:<text:line-break/></text:span><text:span text:style-name="T2">Ironing is now a breeze with the N1-317T model! The non-stick coating soleplate rides on smoothly on garment surfaces, the adjustable swivel cord allows easy manoeuvre while ironing and the built-in pilot lamp helps indicate when the desired temperature is reached, ensuring fabrics do not get scorched.</text:span></text:p>
      <text:p text:style-name="P5"/>
      <text:p text:style-name="P5"/>
      <text:h text:style-name="P2" text:outline-level="1">Refrigerator</text:h>
      <text:p text:style-name="P1"><text:span text:style-name="T4">5 Conversion Modes</text:span><text:span text:style-name="T2"><text:line-break/></text:span><text:span text:style-name="T4">Digital Inverter Technology</text:span><text:span text:style-name="T2"><text:line-break/></text:span><text:span text:style-name="T4">Power Mode</text:span><text:span text:style-name="T2"><text:line-break/></text:span><text:span text:style-name="T4">Capacity: 500L</text:span><text:span text:style-name="T2"><text:line-break/></text:span><text:span text:style-name="T4">Cooling Type: Twin Cooling Plus</text:span></text:p>
      <text:p text:style-name="P6"/>
      <text:h text:style-name="P3" text:outline-level="1">Automatic Washing Machine</text:h>
      <text:p text:style-name="P1"><text:span text:style-name="T4">Sanitize with air</text:span><text:span text:style-name="T3"><text:line-break/></text:span><text:span text:style-name="T4">Hygienic cleaning</text:span><text:span text:style-name="T3"><text:line-break/></text:span><text:span text:style-name="T4">Powerful bubbles</text:span><text:span text:style-name="T3"><text:line-break/></text:span><text:span text:style-name="T4">Consumes less energy</text:span></text:p>
      <text:p text:style-name="P7"/>
      <text:h text:style-name="P4" text:outline-level="1">Fan Heater</text:h>
      <text:p text:style-name="P7">Quickly warms the room<text:line-break/>Type: Fan heater</text:p>
      <text:p text:style-name="P7"/>
      <text:p text:style-name="P7"/>
      <text:h text:style-name="P4" text:outline-level="1">Vacuum Cleaner</text:h>
      <text:p text:style-name="P7">• Crevice nozzle<text:line-break/>• Ergonomic handle<text:line-break/>• Self-standing function<text:line-break/>• Battery power LED indicator</text:p>
      <text:p text:style-name="P7"/>
      <text:h text:style-name="P4" text:outline-level="1">Washing Machine</text:h>
      <text:p text:style-name="P7"/>
      <text:h text:style-name="P4" text:outline-level="1"><text:soft-page-break/>Chopper</text:h>
      <text:p text:style-name="P11">Power (W) : 400</text:p>
      <text:list xml:id="list4054216537" text:style-name="L1">
        <text:list-item>
          <text:p text:style-name="P12">Chopping Bowl Material : Plastic</text:p>
        </text:list-item>
        <text:list-item>
          <text:p text:style-name="P12">Turbo Function : Yes</text:p>
        </text:list-item>
        <text:list-item>
          <text:p text:style-name="P12">Speed Setting : 1</text:p>
        </text:list-item>
        <text:list-item>
          <text:p text:style-name="P12">Chopping Bowl (L) : 1.5</text:p>
        </text:list-item>
        <text:list-item>
          <text:p text:style-name="P12">Color : Black</text:p>
        </text:list-item>
        <text:list-item>
          <text:p text:style-name="P12">Stainless Steel Chopping Blade (Qty) : 4</text:p>
        </text:list-item>
        <text:list-item>
          <text:p text:style-name="P12">Safety System : Yes</text:p>
        </text:list-item>
        <text:list-item>
          <text:p text:style-name="P12">Non-Slip Feet : No</text:p>
        </text:list-item>
      </text:list>
      <text:p text:style-name="P7"/>
      <text:h text:style-name="P4" text:outline-level="1">Microwave Oven</text:h>
      <text:p text:style-name="P11">Brand: Westpoint</text:p>
      <text:list xml:id="list4075250512" text:style-name="L2">
        <text:list-item>
          <text:p text:style-name="P13">Model: WF-851</text:p>
        </text:list-item>
        <text:list-item>
          <text:p text:style-name="P13">2 Years Official Warranty</text:p>
        </text:list-item>
        <text:list-item>
          <text:p text:style-name="P13">For all your cooking needs, Defrosting, Baking and Heating and cooking for even cooking and delivering delicious flavor with  grill option.</text:p>
        </text:list-item>
        <text:list-item>
          <text:p text:style-name="P13">Manual knobs with Digital Panel for easy-to-use pre-set programming</text:p>
        </text:list-item>
        <text:list-item>
          <text:p text:style-name="P13">Grab and Go handles for fast and durable use; see through oven door with interior oven lamp</text:p>
        </text:list-item>
        <text:list-item>
          <text:p text:style-name="P13">40 litre capacity.</text:p>
        </text:list-item>
      </text:list>
      <text:p text:style-name="P7"/>
      <text:p text:style-name="P7">Air Fryer</text:p>
      <text:p text:style-name="P7"/>
      <text:p text:style-name="P11">Brand : Westpoint</text:p>
      <text:list xml:id="list945366412" text:style-name="L3">
        <text:list-item>
          <text:p text:style-name="P14">Model : WF-5255</text:p>
        </text:list-item>
        <text:list-item>
          <text:p text:style-name="P14">2 Years Official Warranty</text:p>
        </text:list-item>
        <text:list-item>
          <text:p text:style-name="P14">Air Fryer. </text:p>
        </text:list-item>
        <text:list-item>
          <text:p text:style-name="P14">Fry Food With Little Or No Oil. </text:p>
        </text:list-item>
        <text:list-item>
          <text:p text:style-name="P14">Filter For Smoke.</text:p>
        </text:list-item>
        <text:list-item>
          <text:p text:style-name="P14">Non Stick Food Basket and Pot. </text:p>
        </text:list-item>
        <text:list-item>
          <text:p text:style-name="P14">Over Heat Protection.</text:p>
        </text:list-item>
        <text:list-item>
          <text:p text:style-name="P15"> <text:span text:style-name="T5">Auto Switch-Off While Pulling Basket.</text:span></text:p>
        </text:list-item>
        <text:list-item>
          <text:p text:style-name="P14">Cool Touch Wall and Handle. </text:p>
        </text:list-item>
        <text:list-item>
          <text:p text:style-name="P14">Easy to Clean. </text:p>
        </text:list-item>
        <text:list-item>
          <text:p text:style-name="P14">Power: 1425 Watts. </text:p>
        </text:list-item>
        <text:list-item>
          <text:p text:style-name="P14">Voltage: 220v-240v. </text:p>
        </text:list-item>
        <text:list-item>
          <text:p text:style-name="P14">Frequency: 50Hz.</text:p>
        </text:list-item>
      </text:list>
      <text:p text:style-name="P7"/>
      <text:p text:style-name="P7"/>
      <text:p text:style-name="P7"/>
      <text:p text:style-name="P7"/>
      <text:p text:style-name="P7"/>
      <text:p text:style-name="P10"><text:soft-page-break/>Kids Corner</text:p>
      <text:p text:style-name="P8"/>
      <text:p text:style-name="P8"/>
      <text:p text:style-name="P9">Electric Car</text:p>
      <text:p text:style-name="P8"><text:s text:c="4"/>• Motorized Electric</text:p>
      <text:p text:style-name="P8"><text:s text:c="4"/>• Rechargeable Battery</text:p>
      <text:p text:style-name="P8"><text:s text:c="4"/>• Powered Toy with Remote Control</text:p>
      <text:p text:style-name="P8"><text:s text:c="4"/>• Lights and Sound</text:p>
      <text:p text:style-name="P8"/>
      <text:p text:style-name="P8"/>
      <text:p text:style-name="P9">Train Set</text:p>
      <text:p text:style-name="P8"/>
      <text:p text:style-name="P8"><text:s text:c="4"/>• Complete Ready To Run 130 Piece Freight Train Set</text:p>
      <text:p text:style-name="P8"><text:s text:c="4"/>• Plastic, Metal</text:p>
      <text:p text:style-name="P8"><text:s text:c="4"/>• Powered by a EMD GP40 Diesel Locomotive with Operating Headlight</text:p>
      <text:p text:style-name="P8"><text:s text:c="4"/>•  Power Pack and Speed Controller</text:p>
      <text:p text:style-name="P8"/>
      <text:p text:style-name="P8"/>
      <text:p text:style-name="P9">Mickey Mouse</text:p>
      <text:p text:style-name="P8"><text:s text:c="4"/>• Mickey Mouse and Minnie Mouse have been eternal sweethearts since they made their cinematic debut together in the landmark cartoon short “Steamboat Willie” (1928).</text:p>
      <text:p text:style-name="P8"><text:s text:c="4"/>• Mickey Mouse and Minnie Mouse stand 15 inches tall and are made of soft fabric with embroidered eyes.</text:p>
      <text:p text:style-name="P8"><text:s text:c="4"/>• Size ….19.5 x 7.75 x 16.25 inches</text:p>
      <text:p text:style-name="P8"/>
      <text:p text:style-name="P8"/>
      <text:p text:style-name="P9">Piano</text:p>
      <text:p text:style-name="P8"><text:s text:c="4"/>• Wooden piano magically makes music</text:p>
      <text:p text:style-name="P8"><text:s text:c="4"/>• 3 sheets of music &amp; 6 different songs</text:p>
      <text:p text:style-name="P8"><text:s text:c="4"/>• Child safe and durable materials</text:p>
      <text:p text:style-name="P8"><text:s text:c="4"/>• Easy to wipe down and clean</text:p>
      <text:p text:style-name="P8"/>
      <text:p text:style-name="P8"/>
      <text:p text:style-name="P9">Baby Dinosaur</text:p>
      <text:p text:style-name="P8"><text:s text:c="4"/>• 12 PCS no holes soft dinosaurs bath toys</text:p>
      <text:p text:style-name="P8"><text:s text:c="4"/>• Toddler bath toys without holes are made of soft material and smooth edge</text:p>
      <text:p text:style-name="P8"><text:s text:c="4"/>• suitable for babies little hands to grip and squeeze</text:p>
      <text:p text:style-name="P8"><text:soft-page-break/><text:s text:c="4"/>• Floating pool toys bringing endless entertainment for the pool, shower, and beach. </text:p>
      <text:p text:style-name="P8"/>
      <text:p text:style-name="P8"/>
      <text:p text:style-name="P9">Baby Music Book</text:p>
      <text:p text:style-name="P8"><text:s text:c="4"/>• Academics sensory curiosity and fine motor skills helps develop early language</text:p>
      <text:p text:style-name="P8"><text:s text:c="4"/>• The book tells a lot of interesting stories with animals, colors, shapes, sound and lullaby</text:p>
      <text:p text:style-name="P8"><text:s text:c="4"/>• Baby's toy - best toy gift ever</text:p>
      <text:p text:style-name="P8"><text:s text:c="4"/>• Material Plastic</text:p>
      <text:p text:style-name="P8"/>
      <text:p text:style-name="P8"/>
      <text:p text:style-name="P8"/>
      <text:p text:style-name="P8"/>
      <text:p text:style-name="P9">Pizza Set</text:p>
      <text:p text:style-name="P8"><text:s text:c="4"/>• Just Like Home Pizza Set is yummy! Our hot and ready pizza has a thick crust and a variety of toppings</text:p>
      <text:p text:style-name="P8"><text:s text:c="4"/>• Choose your topping! Spicy pepperoni, rich black olive slices, sweet green peppers or fresh mushrooms</text:p>
      <text:p text:style-name="P8"><text:s text:c="4"/>• 6 slices of pizza and 24 pcs of toppings and cheese shaker.</text:p>
      <text:p text:style-name="P8"><text:s text:c="4"/>• Material Plastic</text:p>
      <text:p text:style-name="P8"/>
      <text:p text:style-name="P8"/>
      <text:p text:style-name="P8"/>
      <text:p text:style-name="P9">Building Blocks</text:p>
      <text:p text:style-name="P8"><text:s text:c="4"/>• 80 classic-colored building blocks, including special shapes</text:p>
      <text:p text:style-name="P8"><text:s text:c="4"/>• Perfect for little hands</text:p>
      <text:p text:style-name="P8"><text:s text:c="4"/>• Hands-on play for early childhood development</text:p>
      <text:p text:style-name="P8"><text:s text:c="4"/>• Storage bag for easy cleanup</text:p>
      <text:p text:style-name="P8"><text:s text:c="4"/>• Combine with other Mega Bloks preschool toys and build them up</text:p>
      <text:p text:style-name="P8"/>
      <text:p text:style-name="P8"/>
      <text:p text:style-name="P9">Slide</text:p>
      <text:p text:style-name="P8"><text:s text:c="4"/>• Rain or shine, this indoor slide is ready to deliver hours of fun at the snap of a finger</text:p>
      <text:p text:style-name="P8"><text:s text:c="4"/>• Our patented StrongFold cardboard supports up to 50 lbs and is super durable and safe</text:p>
      <text:p text:style-name="P8"><text:s text:c="4"/>• Product size: 59”L x 25”W x 28”D. Ages 2-5.</text:p>
      <text:p text:style-name="P8"><text:s text:c="4"/>• Material Cardboard</text:p>
      <text:p text:style-name="P8"/>
      <text:p text:style-name="P8"><text:soft-page-break/></text:p>
      <text:p text:style-name="P9"> Drawing Board</text:p>
      <text:p text:style-name="P8"><text:s text:c="4"/>• Forget the broken pencils and crinkled paper</text:p>
      <text:p text:style-name="P8"><text:s text:c="4"/>• the magnetic drawing board with 4 legs is made of non-toxic</text:p>
      <text:p text:style-name="P8"><text:s text:c="4"/>• high-quality and eco-friendly ABS plastic material</text:p>
      <text:p text:style-name="P8"><text:s text:c="4"/>• water-proof</text:p>
      <text:p text:style-name="P8"><text:s text:c="4"/>• This colorful doodle toy has 4 color areas: red, yellow, green and blue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Roboto-new" svg:font-family="Roboto-new"/>
    <style:font-face style:name="opensans" svg:font-family="opensans, 'Helvetica Neue', Helvetic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4:46:45.011193931</meta:creation-date>
    <dc:date>2021-12-26T15:47:12.475912281</dc:date>
    <meta:editing-duration>PT13M5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95" meta:word-count="701" meta:character-count="4087" meta:non-whitespace-character-count="3332"/>
  </office:meta>
</office:document-meta>
</file>